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officeooo:rsid="0049e017" officeooo:paragraph-rsid="0049e017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9e017" officeooo:paragraph-rsid="0049e017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41348" officeooo:paragraph-rsid="0048261b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style="normal" officeooo:rsid="00441348" officeooo:paragraph-rsid="0048261b" style:font-size-asian="12pt" style:font-style-asian="normal" style:font-size-complex="12pt" style:font-style-complex="normal"/>
    </style:style>
    <style:style style:name="P5" style:family="paragraph" style:parent-style-name="Text_20_body">
      <style:text-properties officeooo:rsid="005f17d1" officeooo:paragraph-rsid="00622d05"/>
    </style:style>
    <style:style style:name="P6" style:family="paragraph" style:parent-style-name="Text_20_body">
      <style:text-properties officeooo:rsid="005f17d1" officeooo:paragraph-rsid="005f17d1"/>
    </style:style>
    <style:style style:name="P7" style:family="paragraph" style:parent-style-name="Text_20_body">
      <style:text-properties officeooo:rsid="00604ef5" officeooo:paragraph-rsid="00622d05"/>
    </style:style>
    <style:style style:name="P8" style:family="paragraph" style:parent-style-name="Text_20_body">
      <style:text-properties officeooo:rsid="00604ef5" officeooo:paragraph-rsid="00632697"/>
    </style:style>
    <style:style style:name="P9" style:family="paragraph" style:parent-style-name="Text_20_body">
      <style:text-properties style:font-name="Liberation Serif" fo:font-size="12pt" officeooo:rsid="005f17d1" officeooo:paragraph-rsid="005f17d1" style:font-size-asian="12pt" style:font-size-complex="12pt"/>
    </style:style>
    <style:style style:name="P10" style:family="paragraph" style:parent-style-name="Text_20_body">
      <style:text-properties style:font-name="Liberation Serif" fo:font-size="12pt" officeooo:rsid="005f17d1" officeooo:paragraph-rsid="0064bec5" style:font-size-asian="12pt" style:font-size-complex="12pt"/>
    </style:style>
    <style:style style:name="P11" style:family="paragraph" style:parent-style-name="Text_20_body">
      <style:text-properties style:font-name="Liberation Serif" fo:font-size="12pt" officeooo:rsid="00622d05" officeooo:paragraph-rsid="00617971" style:font-size-asian="12pt" style:font-size-complex="12pt"/>
    </style:style>
    <style:style style:name="P12" style:family="paragraph" style:parent-style-name="Text_20_body">
      <style:text-properties style:font-name="Liberation Serif" fo:font-size="12pt" officeooo:rsid="00604ef5" officeooo:paragraph-rsid="00622d05" style:font-size-asian="12pt" style:font-size-complex="12pt"/>
    </style:style>
    <style:style style:name="P13" style:family="paragraph" style:parent-style-name="Text_20_body">
      <style:text-properties style:font-name="Liberation Serif" fo:font-size="12pt" officeooo:rsid="00604ef5" officeooo:paragraph-rsid="00604ef5" style:font-size-asian="12pt" style:font-size-complex="12pt"/>
    </style:style>
    <style:style style:name="P14" style:family="paragraph" style:parent-style-name="Text_20_body">
      <style:text-properties style:font-name="Liberation Serif" fo:font-size="12pt" officeooo:rsid="00579b87" officeooo:paragraph-rsid="005b3cce" style:font-size-asian="12pt" style:font-size-complex="12pt"/>
    </style:style>
    <style:style style:name="P15" style:family="paragraph" style:parent-style-name="Text_20_body">
      <style:text-properties style:font-name="Liberation Serif" fo:font-size="12pt" fo:font-style="normal" officeooo:rsid="0053d15f" officeooo:paragraph-rsid="0053d15f" style:font-size-asian="12pt" style:font-style-asian="normal" style:font-size-complex="12pt" style:font-style-complex="normal"/>
    </style:style>
    <style:style style:name="P16" style:family="paragraph" style:parent-style-name="Text_20_body">
      <style:text-properties style:font-name="Liberation Serif" fo:font-size="12pt" fo:font-style="normal" officeooo:rsid="00451bb0" officeooo:paragraph-rsid="00451bb0" style:font-size-asian="12pt" style:font-style-asian="normal" style:font-size-complex="12pt" style:font-style-complex="normal"/>
    </style:style>
    <style:style style:name="P17" style:family="paragraph" style:parent-style-name="Title">
      <style:text-properties officeooo:rsid="004e3c3e" officeooo:paragraph-rsid="004e3c3e"/>
    </style:style>
    <style:style style:name="P18" style:family="paragraph" style:parent-style-name="Text_20_body">
      <style:text-properties style:font-name="Liberation Serif" fo:font-size="12pt" fo:language="en" fo:country="US" fo:font-style="normal" officeooo:rsid="006cd33a" officeooo:paragraph-rsid="006cd33a" style:font-size-asian="12pt" style:font-style-asian="normal" style:font-size-complex="12pt" style:font-style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441348" style:font-size-asian="12pt" style:font-size-complex="12pt"/>
    </style:style>
    <style:style style:name="T3" style:family="text">
      <style:text-properties style:font-name="Liberation Serif" fo:font-size="12pt" officeooo:rsid="00622d05" style:font-size-asian="12pt" style:font-size-complex="12pt"/>
    </style:style>
    <style:style style:name="T4" style:family="text">
      <style:text-properties style:font-name="Liberation Serif" fo:font-size="12pt" officeooo:rsid="00632697" style:font-size-asian="12pt" style:font-size-complex="12pt"/>
    </style:style>
    <style:style style:name="T5" style:family="text">
      <style:text-properties style:font-name="Liberation Serif" fo:font-size="12pt" officeooo:rsid="00692078" style:font-size-asian="12pt" style:font-size-complex="12pt"/>
    </style:style>
    <style:style style:name="T6" style:family="text">
      <style:text-properties style:font-name="Liberation Serif" fo:font-size="12pt" officeooo:rsid="00639c74" style:font-size-asian="12pt" style:font-size-complex="12pt"/>
    </style:style>
    <style:style style:name="T7" style:family="text">
      <style:text-properties style:font-name="Liberation Serif" fo:font-size="12pt" fo:language="en" fo:country="US" style:font-size-asian="12pt" style:font-size-complex="12pt"/>
    </style:style>
    <style:style style:name="T8" style:family="text">
      <style:text-properties style:font-name="Liberation Serif" fo:font-size="12pt" fo:language="en" fo:country="US" officeooo:rsid="00441348" style:font-size-asian="12pt" style:font-size-complex="12pt"/>
    </style:style>
    <style:style style:name="T9" style:family="text">
      <style:text-properties style:font-name="Liberation Serif" fo:font-size="12pt" fo:language="en" fo:country="US" officeooo:rsid="0048261b" style:font-size-asian="12pt" style:font-size-complex="12pt"/>
    </style:style>
    <style:style style:name="T10" style:family="text">
      <style:text-properties officeooo:rsid="00639c74"/>
    </style:style>
    <style:style style:name="T11" style:family="text">
      <style:text-properties officeooo:rsid="0064be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ethod</text:p>
      <text:p text:style-name="P18">\chapter{Method}</text:p>
      <text:p text:style-name="P18">\label{sec:method}</text:p>
      <text:p text:style-name="P18">As explained in \Cref{sec:introduction} the aim of this work is to find a drone</text:p>
      <text:p text:style-name="P18">design that is the result of an optimization problem, which tends to maximize the</text:p>
      <text:p text:style-name="P18">MAV's omni-directionality, flight efficiency and controllability. To do so it is</text:p>
      <text:p text:style-name="P18">important to first state what are the parameters that define the design of an MAV.</text:p>
      <text:p text:style-name="P18">These parameters are defined as:</text:p>
      <text:p text:style-name="P18"/>
      <text:p text:style-name="P18">\begin{itemize}</text:p>
      <text:p text:style-name="P18">\item $\beta$ <text:s/>(angles formed by the arms with the horizontal plane see \Cref{fig:drone_design})</text:p>
      <text:p text:style-name="P18">\item $\theta$ (angles formed by the arms in the horizontal plane see \Cref{fig:drone_design})</text:p>
      <text:p text:style-name="P18">\item L (arm length)</text:p>
      <text:p text:style-name="P18">\item n (number of propeller)</text:p>
      <text:p text:style-name="P18">\end{itemize}</text:p>
      <text:p text:style-name="P18"/>
      <text:p text:style-name="P18">\begin{figure}[h]</text:p>
      <text:p text:style-name="P18">\centering</text:p>
      <text:p text:style-name="P18">\begin{minipage}[t]{0.3\textwidth}</text:p>
      <text:p text:style-name="P18"><text:s text:c="2"/>\centering</text:p>
      <text:p text:style-name="P18"><text:s text:c="2"/>\includegraphics[width=\textwidth]{images/drone_design.jpg}</text:p>
      <text:p text:style-name="P18">\end{minipage}</text:p>
      <text:p text:style-name="P18">\hfill</text:p>
      <text:p text:style-name="P18">\begin{minipage}[t]{0.3\textwidth}</text:p>
      <text:p text:style-name="P18"><text:s text:c="2"/>\centering</text:p>
      <text:p text:style-name="P18"><text:s text:c="2"/>\includegraphics[width=\textwidth]{images/drone_design1.jpg}</text:p>
      <text:p text:style-name="P18">\end{minipage}</text:p>
      <text:p text:style-name="P18">\hfill</text:p>
      <text:p text:style-name="P18">\begin{minipage}[t]{0.3\textwidth}</text:p>
      <text:p text:style-name="P18"><text:s text:c="2"/>\centering</text:p>
      <text:p text:style-name="P18"><text:soft-page-break/><text:s text:c="2"/>\includegraphics[width=\textwidth]{images/drone_design2.jpg}</text:p>
      <text:p text:style-name="P18">\end{minipage}</text:p>
      <text:p text:style-name="P18">\caption{Quadcopter to illustrate the parameters that define the morphology of an</text:p>
      <text:p text:style-name="P18">MAV ($n = 4$, $\beta = [30, 30, 30, 30] [^{\circ}]$, $\theta = [22, 22, 22, 22]</text:p>
      <text:p text:style-name="P18">[^{\circ}]$, and $L = 0.4 [m]$).}</text:p>
      <text:p text:style-name="P18">\label{fig:drone_design}</text:p>
      <text:p text:style-name="P18">\end{figure}</text:p>
      <text:p text:style-name="P18"/>
      <text:p text:style-name="P18">To solve the problem an optimization engine is developed with</text:p>
      <text:p text:style-name="P18">Matlab$^\textrm{\textregistered}$. This tool returns the aforementioned</text:p>
      <text:p text:style-name="P18">parameters along with other information on the corresponding MAV design.</text:p>
      <text:p text:style-name="P18">The interesting drone designs outputted by the tool are then simulated on</text:p>
      <text:p text:style-name="P18">Gazebo\footnote{An open source robot simulator \citep{noauthor_gazebo_nodate}.}</text:p>
      <text:p text:style-name="P18">and the control of the different models is achieved using a Robotic Operating</text:p>
      <text:p text:style-name="P18">System\footnote{An open source collection of software that help developers to</text:p>
      <text:p text:style-name="P18">create robot applications \citep{rostutorials}.} (ROS) node.\\</text:p>
      <text:p text:style-name="P18">This chapter first covers the theory needed to obtain a generalize mathematical</text:p>
      <text:p text:style-name="P18">model for a n-rotor MAV with an arbitrary morphology. Then, the optimization</text:p>
      <text:p text:style-name="P18">problem is defined. Afterwards, the optimization tool is described. In the end,</text:p>
      <text:p text:style-name="P18">the theoretical background needed to perform the simulations is covered.</text:p>
      <text:p text:style-name="P18"/>
      <text:p text:style-name="P18">\section{Modelisation of MAVs}</text:p>
      <text:p text:style-name="P18">\label{sec:modeling_mav}</text:p>
      <text:p text:style-name="P18">In the following part, a dynamical model for a general design of MAV is presented.</text:p>
      <text:p text:style-name="P18">This model is inspired from the models presented in \citep{kamel_voliro:_2018} and</text:p>
      <text:p text:style-name="P18">\citep{ryll_modeling_2012}.</text:p>
      <text:p text:style-name="P18"/>
      <text:p text:style-name="P18">\subsubsection{Initial Definitions}</text:p>
      <text:p text:style-name="P18">\label{sec:definitions}</text:p>
      <text:p text:style-name="P18">In order to understand correctly the dynamical model, a few definitions are much</text:p>
      <text:p text:style-name="P18">needed. First, let us define $\mathcal{F}_{W} : \{O_{W}; X_{W}, <text:s/>Y_{W}, <text:s/>Z_{W}\}$</text:p>
      <text:p text:style-name="P18"><text:soft-page-break/>as the world fixed inertial frame and $\mathcal{F}_{B}: \{O_{B}, X_{B}, <text:s/>Y_{B},</text:p>
      <text:p text:style-name="P18">Z_{B}\}$</text:p>
      <text:p text:style-name="P18">as a moving frame attached to the MAV. Also, $\mathcal{F}_{P_{i}} : \{O_{P_{i}};</text:p>
      <text:p text:style-name="P18">X_{P_{i}}, Y_{P_{i}}, <text:s/>Z_{P_{i}}\}, i = 1...n$ is the frame of the i-th propeller.</text:p>
      <text:p text:style-name="P18">The propeller rotate around the axis $Z_{P_{i}}$, and thus the thrust $T_{i}$ is</text:p>
      <text:p text:style-name="P18">produced along this axis. The tilt movement of the rotors is a simple rotation</text:p>
      <text:p text:style-name="P18">around $X_{P_{i}}$. Now let $^{W}R_{B}$ be the orientation of the body frame</text:p>
      <text:p text:style-name="P18">with respect to the world frame and $^{B}R_{P_{i}}$ be the orientation of the</text:p>
      <text:p text:style-name="P18">i-th propeller with respect to the body frame. From there, it</text:p>
      <text:p text:style-name="P18">straightforward with the help of \Cref{fig:tilt_model} that</text:p>
      <text:p text:style-name="P18"/>
      <text:p text:style-name="P18">\begin{equation}</text:p>
      <text:p text:style-name="P18"><text:s text:c="2"/>\label{rot_b_pi}</text:p>
      <text:p text:style-name="P18"><text:s text:c="2"/>^{B}R_{P_{i}} \ = \ R_{Z}\bigg((i-1)\frac{2\pi}{n}\bigg) R_Z(\theta_i)</text:p>
      <text:p text:style-name="P18"><text:s text:c="2"/>R_Y(\beta_i) R_{X}(\alpha_{i}),\ <text:s/>i = 1...n\, .</text:p>
      <text:p text:style-name="P18">\end{equation}</text:p>
      <text:p text:style-name="P18"/>
      <text:p text:style-name="P18">Equivalently, let</text:p>
      <text:p text:style-name="P18"/>
      <text:p text:style-name="P18">\begin{equation}</text:p>
      <text:p text:style-name="P18"><text:s text:c="2"/>\label{O_pi}</text:p>
      <text:p text:style-name="P18"><text:s text:c="2"/>^{B}O_{P_{i}} \ = \ R_{Z}\bigg((i-1)\frac{2\pi}{n}\bigg) R_Z(\theta_i) R_Y(\beta_i)</text:p>
      <text:p text:style-name="P18"><text:s text:c="2"/>\begin{bmatrix}</text:p>
      <text:p text:style-name="P18"><text:s text:c="4"/>L \\</text:p>
      <text:p text:style-name="P18"><text:s text:c="4"/>0 \\</text:p>
      <text:p text:style-name="P18"><text:s text:c="4"/>0</text:p>
      <text:p text:style-name="P18"><text:s text:c="2"/>\end{bmatrix}</text:p>
      <text:p text:style-name="P18"><text:s text:c="2"/>,\ <text:s text:c="2"/>i = 1...n \,</text:p>
      <text:p text:style-name="P18">\end{equation}</text:p>
      <text:p text:style-name="P18"/>
      <text:p text:style-name="P18">be the origin of the i-th propeller frame <text:s/>$\mathcal{F}_{P_{i}}$.</text:p>
      <text:p text:style-name="P18"><text:soft-page-break/>In \Cref{rot_b_pi} and (\ref{O_pi}), $(i-1)\frac{2\pi}{n}$ is the angle that</text:p>
      <text:p text:style-name="P18">the i-th arm would form with axis $X_B$ if the arms of the drone are evenly</text:p>
      <text:p text:style-name="P18">distributed in the horizontal plane, $\theta_i$ is the angle that i-th arm forms</text:p>
      <text:p text:style-name="P18">in the horizontal plane with respect to its evenly distributed position</text:p>
      <text:p text:style-name="P18">(see \Cref{fig:drone_design}), $\beta_i$ is the angle that the i-th arm forms with</text:p>
      <text:p text:style-name="P18">the horizontal plane (see \Cref{fig:drone_design}), $\alpha_{i}$ is the tilting</text:p>
      <text:p text:style-name="P18">angles of the i-th propeller about the $X_{P_{i}}$ axis, L is the arm length and</text:p>
      <text:p text:style-name="P18">n is the number of propellers.</text:p>
      <text:p text:style-name="P18"/>
      <text:p text:style-name="P18">\begin{figure}[h]</text:p>
      <text:p text:style-name="P18"><text:s text:c="2"/>\centering</text:p>
      <text:p text:style-name="P18"><text:s text:c="2"/>\includegraphics[width=0.5\textwidth]{images/tilt_model.png}</text:p>
      <text:p text:style-name="P18"><text:s text:c="2"/>\caption{Representation of the i-th tilting arm \citep{ryll_modeling_2012}.}</text:p>
      <text:p text:style-name="P18"><text:s text:c="2"/>\label{fig:tilt_model}</text:p>
      <text:p text:style-name="P18">\end{figure}</text:p>
      <text:p text:style-name="P18"/>
      <text:p text:style-name="P18">\subsubsection{Assumptions}</text:p>
      <text:p text:style-name="P18">\label{sec:assumptions}</text:p>
      <text:p text:style-name="P18">In this model the first assumption is that the MAV is composed of n+1 rigid bodies:</text:p>
      <text:p text:style-name="P18">one for each propeller $P_i$ and one for the body B. Then, it is considered that</text:p>
      <text:p text:style-name="P18">the motors that actuate the propellers can only rotate in one direction. Finally,</text:p>
      <text:p text:style-name="P18">the airflow interactions between the different rotors are neglec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5T11:38:54.265064963</dc:date>
    <meta:editing-duration>PT8H55M29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4" meta:paragraph-count="103" meta:word-count="642" meta:character-count="4908" meta:non-whitespace-character-count="4312"/>
  </office:meta>
</office:document-meta>
</file>